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7cm"/>
    </style:style>
    <style:style style:name="co2" style:family="table-column">
      <style:table-column-properties fo:break-before="auto" style:column-width="8.0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2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style:cell-protect="none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style:cell-protect="hidden-and-protected" style:print-content="true"/>
    </style:style>
    <style:style style:name="ce8" style:family="table-cell" style:parent-style-name="Default">
      <style:table-cell-properties style:cell-protect="hidden-and-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otected="true" table:protection-key="+b5qa5wj9patopFjX9pa6xjAjXg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sswort</text:p>
          </table:table-cell>
          <table:table-cell table:style-name="ce4" office:value-type="float" office:value="325365" calcext:value-type="float">
            <text:p>325365</text:p>
          </table:table-cell>
          <table:table-cell/>
          <table:table-cell office:value-type="string" calcext:value-type="string">
            <text:p>Multiplikation bitte mit * schreiben, Bsp.: 10*-7</text:p>
          </table:table-cell>
        </table:table-row>
        <table:table-row table:style-name="ro1">
          <table:table-cell office:value-type="string" calcext:value-type="string">
            <text:p>Aktuelle Geschwindigkeit</text:p>
          </table:table-cell>
          <table:table-cell table:style-name="ce5" office:value-type="float" office:value="27384" calcext:value-type="float">
            <text:p>27384</text:p>
          </table:table-cell>
          <table:table-cell/>
          <table:table-cell office:value-type="string" calcext:value-type="string">
            <text:p>erhöhte Zahlen bitte mit ^ schreiben, Bsp.: 10^-7</text:p>
          </table:table-cell>
        </table:table-row>
        <table:table-row table:style-name="ro1">
          <table:table-cell office:value-type="string" calcext:value-type="string">
            <text:p>Benötigte Geschwindigkeit</text:p>
          </table:table-cell>
          <table:table-cell table:style-name="ce5" office:value-type="float" office:value="2195" calcext:value-type="float">
            <text:p>2195</text:p>
          </table:table-cell>
          <table:table-cell/>
          <table:table-cell office:value-type="string" calcext:value-type="string">
            <text:p>keine Leerzeichen verwenden!</text:p>
          </table:table-cell>
        </table:table-row>
        <table:table-row table:style-name="ro1">
          <table:table-cell office:value-type="string" calcext:value-type="string">
            <text:p>Masse der Erde</text:p>
          </table:table-cell>
          <table:table-cell table:style-name="ce5" office:value-type="string" calcext:value-type="string">
            <text:p>5,9736*10^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fernung zur Erde</text:p>
          </table:table-cell>
          <table:table-cell table:style-name="ce5" office:value-type="string" calcext:value-type="string">
            <text:p>3,6*10^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sänderungszeit</text:p>
          </table:table-cell>
          <table:table-cell table:style-name="ce4" office:value-type="string" calcext:value-type="string">
            <text:p>1:12:35:81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us</text:p>
          </table:table-cell>
          <table:table-cell table:style-name="ce6" table:formula="of:=IF([.C8] = &quot;Kurs gefunden&quot;; &quot;Kurs gefunden&quot;; &quot;kein Kurs gefunden&quot;)" office:value-type="string" office:string-value="Kurs gefunden" calcext:value-type="string">
            <text:p>Kurs gefunden</text:p>
          </table:table-cell>
          <table:table-cell table:style-name="ce8" table:formula="of:=IF(AND([.B1]=325365;[.B2]=27384;[.B3]=2195;[.B4]=&quot;5,9736*10^24&quot;;[.B5]=&quot;3,6*10^-5&quot;;[.B6]=&quot;1:12:35:813&quot;);&quot;Kurs gefunden&quot;;&quot;kein Kurs gefunden&quot;)" office:value-type="string" office:string-value="Kurs gefunden" calcext:value-type="string">
            <text:p>Kurs gefunden</text:p>
          </table:table-cell>
          <table:table-cell/>
        </table:table-row>
        <table:table-row table:style-name="ro1">
          <table:table-cell/>
          <table:table-cell table:style-name="ce7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6" table:formula="of:=IF([.C8] = &quot;Kurs gefunden&quot;; &quot;Was ist eine datensparsame Office Anwendung?&quot;; &quot;&quot;)" office:value-type="string" office:string-value="Was ist eine datensparsame Office Anwendung?" calcext:value-type="string">
            <text:p>Was ist eine datensparsame Office Anwendung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 style:data-style-name="N2" text:time-value="21:59:47.6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9:23:05.461000000</meta:creation-date>
    <dc:date>2021-05-18T22:32:08.057000000</dc:date>
    <meta:editing-duration>PT17M9S</meta:editing-duration>
    <meta:editing-cycles>5</meta:editing-cycles>
    <meta:generator>LibreOffice/7.1.3.2$Windows_X86_64 LibreOffice_project/47f78053abe362b9384784d31a6e56f8511eb1c1</meta:generator>
    <meta:document-statistic meta:table-count="1" meta:cell-count="19" meta:object-count="0"/>
  </office:meta>
</office:document-meta>
</file>